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language="el" fo:country="GR" officeooo:rsid="001fac40" officeooo:paragraph-rsid="001fac40"/>
    </style:style>
    <style:style style:name="P2" style:family="paragraph" style:parent-style-name="Standard" style:list-style-name="L1">
      <style:text-properties fo:language="el" fo:country="GR" officeooo:rsid="0021394a" officeooo:paragraph-rsid="0021394a"/>
    </style:style>
    <style:style style:name="P3" style:family="paragraph" style:parent-style-name="Standard">
      <style:text-properties fo:language="el" fo:country="GR" officeooo:rsid="0021394a" officeooo:paragraph-rsid="0021394a"/>
    </style:style>
    <style:style style:name="P4" style:family="paragraph" style:parent-style-name="Standard" style:list-style-name="L2">
      <style:text-properties fo:language="el" fo:country="GR" officeooo:rsid="002955e7" officeooo:paragraph-rsid="002955e7"/>
    </style:style>
    <style:style style:name="T1" style:family="text">
      <style:text-properties officeooo:rsid="002327e6"/>
    </style:style>
    <style:style style:name="T2" style:family="text">
      <style:text-properties fo:language="en" fo:country="US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Ιδια γραμματοσειρα παντου.</text:p>
        </text:list-item>
        <text:list-item>
          <text:p text:style-name="P1">ιδιο φοντο παντου.</text:p>
        </text:list-item>
        <text:list-item>
          <text:p text:style-name="P1">συνεχομενες αριθμήσεις για κάθε τύπο.</text:p>
        </text:list-item>
        <text:list-item>
          <text:p text:style-name="P1">ολόκληρες λέξεις.</text:p>
        </text:list-item>
        <text:list-item>
          <text:p text:style-name="P1">σωστή στοίχηση.</text:p>
        </text:list-item>
        <text:list-item>
          <text:p text:style-name="P1">Να γνωρίζω πολύ καλα ποιος είναι ο στόχος του κώδικα μου και του προτζεκτ μου.</text:p>
        </text:list-item>
        <text:list-item>
          <text:p text:style-name="P1">Ολα τα γραφήματα/εικόνες να ειναι σωστά στοιχησμένα.</text:p>
        </text:list-item>
        <text:list-item>
          <text:p text:style-name="P2">ΤΕΛΙΚΗ ΜΟΡΦΗ ΚΕΙΜΕΝΟΥ</text:p>
        </text:list-item>
        <text:list-item>
          <text:p text:style-name="P2">ΚΩΔΙΚΑ ΓΙΑ ΤΟ ΠΡΟΓΡΑΜΜΑ </text:p>
        </text:list-item>
      </text:list>
      <text:p text:style-name="P3"/>
      <text:p text:style-name="P3">Για να κανω αιτηση παρουσίαση πτυχιακης είναι ο:”<text:span text:style-name="T1">Αιτηση ορισμού επιτροπής και ημ/νιας Αξιολόγησης πτυχιακής εργασίας.” </text:span><text:s/><text:a xlink:type="simple" xlink:href="https://dit.uth.gr/wp-content/uploads/2022/12/Αίτηση-Ορισμού-Επιτροπής-Και-Ημ_νιας-Αξιολόγησης-Πτυχιακής-Εργασίας_2.docx" text:style-name="Internet_20_link" text:visited-style-name="Visited_20_Internet_20_Link">https://dit.uth.gr/wp-content/uploads/2022/12/%CE%91%CE%B9%CC%81%CF%84%CE%B7%CF%83%CE%B7-%CE%9F%CF%81%CE%B9%CF%83%CE%BC%CE%BF%CF%85%CC%81-%CE%95%CF%80%CE%B9%CF%84%CF%81%CE%BF%CF%80%CE%B7%CC%81%CF%82-%CE%9A%CE%B1%CE%B9-%CE%97%CE%BC_%CE%BD%CE%B9%CE%B1%CF%82-%CE%91%CE%BE%CE%B9%CE%BF%CE%BB%CE%BF%CC%81%CE%B3%CE%B7%CF%83%CE%B7%CF%82-%CE%A0%CF%84%CF%85%CF%87%CE%B9%CE%B1%CE%BA%CE%B7%CC%81%CF%82-%CE%95%CF%81%CE%B3%CE%B1%CF%83%CE%B9%CC%81%CE%B1%CF%82_2.docx</text:a></text:p>
      <text:p text:style-name="P3"/>
      <text:list text:style-name="L2">
        <text:list-item>
          <text:p text:style-name="P4">Προσθήκη επιπλέον μηχανικών μοντέλων.</text:p>
        </text:list-item>
        <text:list-item>
          <text:p text:style-name="P4">Ευρεση <text:span text:style-name="T2">dataset </text:span>για Ελληνικά</text:p>
        </text:list-item>
        <text:list-item>
          <text:p text:style-name="P4">ΕΚΠΑ Εργαστηριο φωνής </text:p>
        </text:list-item>
        <text:list-item>
          <text:p text:style-name="P4"/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1:13:51.203000000</meta:creation-date>
    <dc:date>2024-09-25T12:11:11.361000000</dc:date>
    <meta:editing-duration>PT7M29S</meta:editing-duration>
    <meta:editing-cycles>6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4" meta:word-count="84" meta:character-count="958" meta:non-whitespace-character-count="897"/>
  </office:meta>
</office:document-meta>
</file>